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9">
      <style:graphic-properties draw:fill="none" draw:stroke="solid" svg:stroke-width="0.00694in" svg:stroke-color="#000000" draw:marker-end="a888" svg:stroke-opacity="100%" draw:stroke-linejoin="miter" svg:stroke-linecap="butt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draw:fill="none" draw:stroke="solid" svg:stroke-width="0.00694in" svg:stroke-color="#4472c4" draw:marker-end="a890" svg:stroke-opacity="100%" draw:stroke-linejoin="miter" svg:stroke-linecap="but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draw:fill="none" draw:stroke="solid" svg:stroke-width="0.00694in" svg:stroke-color="#4472c4" draw:marker-end="a892" svg:stroke-opacity="100%" draw:stroke-linejoin="miter" svg:stroke-linecap="butt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draw:fill="none" draw:stroke="solid" svg:stroke-width="0.00694in" svg:stroke-color="#4472c4" draw:marker-end="a894" svg:stroke-opacity="100%" draw:stroke-linejoin="miter" svg:stroke-linecap="butt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draw:fill="none" draw:stroke="solid" svg:stroke-width="0.00694in" svg:stroke-color="#4472c4" draw:marker-end="a896" svg:stroke-opacity="100%" draw:stroke-linejoin="miter" svg:stroke-linecap="but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9">
      <style:graphic-properties draw:fill="none" draw:stroke="solid" svg:stroke-width="0.00694in" svg:stroke-color="#4472c4" draw:marker-end="a898" svg:stroke-opacity="100%" draw:stroke-linejoin="miter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0694in" svg:stroke-color="#4472c4" draw:marker-end="a900" svg:stroke-opacity="100%" draw:stroke-linejoin="miter" svg:stroke-linecap="butt"/>
    </style:style>
    <style:style style:family="graphic" style:name="a903">
      <style:graphic-properties draw:fill="none" draw:stroke="solid" svg:stroke-width="0.00694in" svg:stroke-color="#4472c4" draw:marker-end="a902" svg:stroke-opacity="100%" draw:stroke-linejoin="miter" svg:stroke-linecap="butt"/>
    </style:style>
    <style:style style:family="graphic" style:name="a905">
      <style:graphic-properties draw:fill="none" draw:stroke="solid" svg:stroke-width="0.00694in" svg:stroke-color="#4472c4" draw:marker-end="a904" svg:stroke-opacity="100%" draw:stroke-linejoin="miter" svg:stroke-linecap="butt"/>
    </style:style>
    <style:style style:family="graphic" style:name="a907">
      <style:graphic-properties draw:fill="none" draw:stroke="solid" svg:stroke-width="0.00694in" svg:stroke-color="#4472c4" draw:marker-end="a906" svg:stroke-opacity="100%" draw:stroke-linejoin="miter" svg:stroke-linecap="butt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.44513in" svg:y="2.89818in" svg:width="1.57498in" svg:height="0.70874in" draw:id="id63" draw:style-name="a384" draw:name="Flowchart: Terminator 3">
          <svg:title/>
          <svg:desc/>
          <text:p text:style-name="a383" text:class-names="" text:cond-style-name=""><text:span text:style-name="a381" text:class-names="">START</text:span><text:span text:style-name="a382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2.72922in" svg:y="0.38188in" svg:width="2.36247in" svg:height="1.02374in" draw:id="id64" draw:style-name="a390" draw:name="Flowchart: Process 4">
          <svg:title/>
          <svg:desc/>
          <text:p text:style-name="a389" text:class-names="" text:cond-style-name=""><text:span text:style-name="a385" text:class-names="">G</text:span><text:span text:style-name="a386" text:class-names="">O</text:span><text:span text:style-name="a387" text:class-names=""><text:s text:c="1"/>3 STEPS EAST</text:span><text:span text:style-name="a388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80043in" svg:y="0.38188in" svg:width="2.36247in" svg:height="1.02374in" draw:id="id65" draw:style-name="a398" draw:name="Flowchart: Process 5">
          <svg:title/>
          <svg:desc/>
          <text:p text:style-name="a397" text:class-names="" text:cond-style-name=""><text:span text:style-name="a391" text:class-names="">PICK</text:span><text:span text:style-name="a392" text:class-names=""><text:s text:c="1"/></text:span><text:span text:style-name="a393" text:class-names="">UP</text:span><text:span text:style-name="a394" text:class-names=""><text:s text:c="1"/></text:span><text:span text:style-name="a395" text:class-names="">FLOWER</text:span><text:span text:style-name="a396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7164in" svg:y="0.3821in" svg:width="2.36247in" svg:height="1.02374in" draw:id="id66" draw:style-name="a409" draw:name="Flowchart: Process 6">
          <svg:title/>
          <svg:desc/>
          <text:p text:style-name="a408" text:class-names="" text:cond-style-name=""><text:span text:style-name="a399" text:class-names="">G</text:span><text:span text:style-name="a400" text:class-names="">O</text:span><text:span text:style-name="a401" text:class-names=""><text:s text:c="1"/>2</text:span><text:span text:style-name="a402" text:class-names=""><text:s text:c="1"/></text:span><text:span text:style-name="a403" text:class-names="">steps</text:span><text:span text:style-name="a404" text:class-names=""><text:s text:c="1"/></text:span><text:span text:style-name="a405" text:class-names="">sout</text:span><text:span text:style-name="a406" text:class-names="">h</text:span><text:span text:style-name="a407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7164in" svg:y="2.01752in" svg:width="2.36247in" svg:height="1.02374in" draw:id="id67" draw:style-name="a416" draw:name="Flowchart: Process 7">
          <svg:title/>
          <svg:desc/>
          <text:p text:style-name="a415" text:class-names="" text:cond-style-name=""><text:span text:style-name="a410" text:class-names="">PLANT</text:span><text:span text:style-name="a411" text:class-names=""><text:s text:c="1"/></text:span><text:span text:style-name="a412" text:class-names="">flowe</text:span><text:span text:style-name="a413" text:class-names="">r</text:span><text:span text:style-name="a414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7164in" svg:y="3.65295in" svg:width="2.36247in" svg:height="1.02374in" draw:id="id68" draw:style-name="a427" draw:name="Flowchart: Process 8">
          <svg:title/>
          <svg:desc/>
          <text:p text:style-name="a426" text:class-names="" text:cond-style-name=""><text:span text:style-name="a417" text:class-names="">GO</text:span><text:span text:style-name="a418" text:class-names=""><text:s text:c="1"/></text:span><text:span text:style-name="a419" text:class-names="">One</text:span><text:span text:style-name="a420" text:class-names=""><text:s text:c="1"/></text:span><text:span text:style-name="a421" text:class-names="">step</text:span><text:span text:style-name="a422" text:class-names=""><text:s text:c="1"/></text:span><text:span text:style-name="a423" text:class-names="">forwar</text:span><text:span text:style-name="a424" text:class-names="">d</text:span><text:span text:style-name="a425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19417in" svg:y="3.75in" svg:width="1.81122in" svg:height="0.86624in" draw:id="id69" draw:style-name="a431" draw:name="Flowchart: Terminator 9">
          <svg:title/>
          <svg:desc/>
          <text:p text:style-name="a430" text:class-names="" text:cond-style-name=""><text:span text:style-name="a428" text:class-names="">STOP</text:span><text:span text:style-name="a429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5.09169in" svg:y="0.75754in" svg:width="0.70874in" svg:height="0.1575in" draw:id="id70" draw:style-name="a434" draw:name="Arrow: Right 11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1629in" svg:y="0.75754in" svg:width="0.70874in" svg:height="0.1575in" draw:id="id71" draw:style-name="a437" draw:name="Arrow: Right 12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89537in" svg:y="1.40561in" svg:width="0.1575in" svg:height="0.62999in" draw:id="id72" draw:style-name="a440" draw:name="Arrow: Down 13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9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9.97412in" svg:y="3.04126in" svg:width="0.1575in" svg:height="0.61169in" draw:id="id73" draw:style-name="a443" draw:name="Arrow: Down 14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819 5400" draw:mirror-horizont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0054in" svg:y="4.14374in" svg:width="0.86624in" svg:height="0.1575in" draw:id="id74" draw:style-name="a446" draw:name="Arrow: Left 15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96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02011in" svg:y="0.91504in" svg:width="0.70874in" svg:height="0.1575in" draw:id="id75" draw:style-name="a449" draw:name="Arrow: Right 17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2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36675in" svg:y="0.2063in" svg:width="1.73248in" svg:height="1.65373in" draw:id="id76" draw:style-name="a455" draw:name="Flowchart: Data 18">
          <svg:title/>
          <svg:desc/>
          <text:p text:style-name="a454" text:class-names="" text:cond-style-name=""><text:span text:style-name="a450" text:class-names="">SET<text:s text:c="1"/></text:span><text:span text:style-name="a451" text:class-names="">Aminat</text:span><text:span text:style-name="a452" text:class-names=""><text:s text:c="1"/>at (0,0)</text:span><text:span text:style-name="a453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x="1.07549in" svg:y="1.87445in" svg:width="0.1575in" svg:height="1.02374in" draw:id="id77" draw:style-name="a458" draw:name="Arrow: Up 1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6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" draw:style-name="a459" draw:master-page-name="Master1-Layout2-obj-Title-and-Content" presentation:presentation-page-layout-name="Master1-PPL2" draw:id="Slide-257">
        <draw:frame draw:id="id78" presentation:style-name="a463" draw:name="Title 1" svg:x="0.91667in" svg:y="0.39931in" svg:width="11.5in" svg:height="1.44965in" presentation:class="title" presentation:placeholder="false">
          <draw:text-box>
            <text:p text:style-name="a462" text:class-names="" text:cond-style-name=""><text:span text:style-name="a460" text:class-names="">PSEUDOCODE OF PROJECT 1</text:span><text:span text:style-name="a461" text:class-names=""/></text:p>
          </draw:text-box>
          <svg:title/>
          <svg:desc/>
        </draw:frame>
        <draw:frame draw:id="id79" presentation:style-name="a512" draw:name="Content Placeholder 2" svg:x="0.91667in" svg:y="1.99653in" svg:width="11.5in" svg:height="4.75868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4" text:class-names="">START</text:span></text:p>
              </text:list-item>
            </text:list>
            <text:list text:style-name="a477">
              <text:list-item>
                <text:p text:style-name="a476" text:class-names="" text:cond-style-name=""><text:span text:style-name="a467" text:class-names="">SET</text:span><text:span text:style-name="a468" text:class-names=""><text:s text:c="1"/></text:span><text:span text:style-name="a469" text:class-names="">Aminat</text:span><text:span text:style-name="a470" text:class-names=""><text:s text:c="1"/></text:span><text:span text:style-name="a471" text:class-names="">at</text:span><text:span text:style-name="a472" text:class-names=""><text:s text:c="1"/></text:span><text:span text:style-name="a473" text:class-names="">(0,0</text:span><text:span text:style-name="a474" text:class-names="">)</text:span><text:span text:style-name="a475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G</text:span><text:span text:style-name="a479" text:class-names="">O</text:span><text:span text:style-name="a480" text:class-names=""><text:s text:c="1"/>3 steps East</text:span></text:p>
              </text:list-item>
            </text:list>
            <text:list text:style-name="a490">
              <text:list-item>
                <text:p text:style-name="a489" text:class-names="" text:cond-style-name=""><text:span text:style-name="a483" text:class-names="">PIC</text:span><text:span text:style-name="a484" text:class-names="">K</text:span><text:span text:style-name="a485" text:class-names=""><text:s text:c="1"/>up</text:span><text:span text:style-name="a486" text:class-names=""><text:s text:c="1"/></text:span><text:span text:style-name="a487" text:class-names="">flower</text:span><text:span text:style-name="a488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1" text:class-names="">G</text:span><text:span text:style-name="a492" text:class-names="">O</text:span><text:span text:style-name="a493" text:class-names=""><text:s text:c="1"/>2 steps South</text:span></text:p>
              </text:list-item>
            </text:list>
            <text:list text:style-name="a501">
              <text:list-item>
                <text:p text:style-name="a500" text:class-names="" text:cond-style-name=""><text:span text:style-name="a496" text:class-names="">PLAN</text:span><text:span text:style-name="a497" text:class-names="">T</text:span><text:span text:style-name="a498" text:class-names=""><text:s text:c="1"/>flower</text:span><text:span text:style-name="a499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2" text:class-names="">G</text:span><text:span text:style-name="a503" text:class-names="">O</text:span><text:span text:style-name="a504" text:class-names=""><text:s text:c="1"/>a step south</text:span></text:p>
              </text:list-item>
            </text:list>
            <text:list text:style-name="a511">
              <text:list-item>
                <text:p text:style-name="a510" text:class-names="" text:cond-style-name=""><text:span text:style-name="a507" text:class-names="">STO</text:span><text:span text:style-name="a508" text:class-names="">P</text:span><text:span text:style-name="a509" text:class-names=""/></text:p>
              </text:list-item>
            </text:list>
          </draw:text-box>
          <svg:title/>
          <svg:desc/>
        </draw:frame>
      </draw:page>
      <draw:page draw:name="Slide3" draw:style-name="a513" draw:master-page-name="Master1-Layout2-obj-Title-and-Content" presentation:presentation-page-layout-name="Master1-PPL2" draw:id="Slide-258">
        <draw:custom-shape svg:x="0.36675in" svg:y="0.60004in" svg:width="1.57498in" svg:height="0.78749in" draw:id="id80" draw:style-name="a517" draw:name="Flowchart: Terminator 4">
          <svg:title/>
          <svg:desc/>
          <text:p text:style-name="a516" text:class-names="" text:cond-style-name=""><text:span text:style-name="a514" text:class-names="">START</text:span><text:span text:style-name="a515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11.6998in" svg:y="0.48192in" svg:width="1.57498in" svg:height="1.02374in" draw:id="id81" draw:style-name="a521" draw:name="Flowchart: Process 6">
          <svg:title/>
          <svg:desc/>
          <text:p text:style-name="a520" text:class-names="" text:cond-style-name=""><text:span text:style-name="a518" text:class-names="">PRINT “Get Out”</text:span><text:span text:style-name="a519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36331in" svg:y="0.42286in" svg:width="2.44122in" svg:height="1.02374in" draw:id="id82" draw:style-name="a525" draw:name="Flowchart: Data 7">
          <svg:title/>
          <svg:desc/>
          <text:p text:style-name="a524" text:class-names="" text:cond-style-name=""><text:span text:style-name="a522" text:class-names="">INPUT <text:s text:c="1"/>Name</text:span><text:span text:style-name="a523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x="8.91101in" svg:y="3.73503in" svg:width="1.57498in" svg:height="1.02374in" draw:id="id83" draw:style-name="a531" draw:name="Flowchart: Process 8">
          <svg:title/>
          <svg:desc/>
          <text:p text:style-name="a530" text:class-names="" text:cond-style-name=""><text:span text:style-name="a526" text:class-names="">PRINT</text:span><text:span text:style-name="a527" text:class-names=""><text:s text:c="1"/></text:span><text:span text:style-name="a528" text:class-names="">“Welcome”</text:span><text:span text:style-name="a529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60519in" svg:y="3.84674in" svg:width="1.57498in" svg:height="0.70874in" draw:id="id84" draw:style-name="a535" draw:name="Flowchart: Terminator 9">
          <svg:title/>
          <svg:desc/>
          <text:p text:style-name="a534" text:class-names="" text:cond-style-name=""><text:span text:style-name="a532" text:class-names="">STOP</text:span><text:span text:style-name="a533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1.94173in" svg:y="0.83629in" svg:width="0.78749in" svg:height="0.1575in" draw:id="id85" draw:style-name="a538" draw:name="Arrow: Right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44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59136in" svg:y="0.86812in" svg:width="1.10248in" svg:height="0.1575in" draw:id="id86" draw:style-name="a541" draw:name="Arrow: Right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05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541in" svg:y="1.68755in" svg:width="0.1575in" svg:height="2.04747in" draw:id="id87" draw:style-name="a544" draw:name="Arrow: Down 1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6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1.19817in" svg:height="0.16812in" draw:id="id88" draw:style-name="a547" draw:transform="translate(-0.59908in -0.08406in) rotate(-3.14159) translate(11.0061in 4.20111in)" draw:name="Arrow: Left 14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5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39914in" svg:y="0.12755in" svg:width="2.44122in" svg:height="1.88997in" draw:id="id89" draw:style-name="a560" draw:name="Flowchart: Decision 18">
          <svg:title/>
          <svg:desc/>
          <text:p text:style-name="a559" text:class-names="" text:cond-style-name=""><text:span text:style-name="a548" text:class-names="">IS</text:span><text:span text:style-name="a549" text:class-names=""><text:s text:c="1"/></text:span><text:span text:style-name="a550" text:class-names="">NAME</text:span><text:span text:style-name="a551" text:class-names=""><text:s text:c="1"/></text:span><text:span text:style-name="a552" text:class-names="">IN</text:span><text:span text:style-name="a553" text:class-names=""><text:s text:c="1"/></text:span><text:span text:style-name="a554" text:class-names="">EMPLOYEES</text:span><text:span text:style-name="a555" text:class-names=""><text:s text:c="1"/></text:span><text:span text:style-name="a556" text:class-names="">LIS</text:span><text:span text:style-name="a557" text:class-names="">T</text:span><text:span text:style-name="a55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7.21791in" svg:y="0.87566in" svg:width="1.25998in" svg:height="0.16812in" draw:id="id90" draw:style-name="a563" draw:name="Arrow: Right 19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15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60411in" svg:y="0.87566in" svg:width="1.09568in" svg:height="0.11812in" draw:id="id91" draw:style-name="a566" draw:name="Arrow: Right 20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48565in" svg:y="0.29036in" svg:width="1.96872in" svg:height="1.33873in" draw:id="id92" draw:style-name="a570" draw:name="Flowchart: Data 21">
          <svg:title/>
          <svg:desc/>
          <text:p text:style-name="a569" text:class-names="" text:cond-style-name=""><text:span text:style-name="a567" text:class-names="">INPUT Employees List</text:span><text:span text:style-name="a568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frame draw:id="id93" draw:style-name="a574" draw:name="TextBox 23" svg:x="10.7847in" svg:y="0.46422in" svg:width="1.21381in" svg:height="0.40391in">
          <draw:text-box>
            <text:p text:style-name="a573" text:class-names="" text:cond-style-name=""><text:span text:style-name="a571" text:class-names="">YES</text:span><text:span text:style-name="a572" text:class-names=""/></text:p>
          </draw:text-box>
          <svg:title/>
          <svg:desc/>
        </draw:frame>
        <draw:frame draw:id="id94" draw:style-name="a579" draw:name="TextBox 24" svg:x="9.10957in" svg:y="2.21278in" svg:width="0.82686in" svg:height="0.40391in">
          <draw:text-box>
            <text:p text:style-name="a578" text:class-names="" text:cond-style-name=""><text:span text:style-name="a575" text:class-names="">N</text:span><text:span text:style-name="a576" text:class-names="">O</text:span><text:span text:style-name="a577" text:class-names=""/></text:p>
          </draw:text-box>
          <svg:title/>
          <svg:desc/>
        </draw:frame>
        <draw:custom-shape svg:x="12.39267in" svg:y="1.50566in" svg:width="0.1575in" svg:height="2.34108in" draw:id="id95" draw:style-name="a582" draw:name="Arrow: Down 25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87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4" draw:style-name="a583" draw:master-page-name="Master1-Layout2-obj-Title-and-Content" presentation:presentation-page-layout-name="Master1-PPL2" draw:id="Slide-259">
        <draw:frame draw:id="id96" presentation:style-name="a587" draw:name="Title 1" svg:x="0.91667in" svg:y="0.39931in" svg:width="11.5in" svg:height="1.44965in" presentation:class="title" presentation:placeholder="false">
          <draw:text-box>
            <text:p text:style-name="a586" text:class-names="" text:cond-style-name=""><text:span text:style-name="a584" text:class-names="">PSEUDOCODE FOR PROJECT 2</text:span><text:span text:style-name="a585" text:class-names=""/></text:p>
          </draw:text-box>
          <svg:title/>
          <svg:desc/>
        </draw:frame>
        <draw:frame draw:id="id97" presentation:style-name="a620" draw:name="Content Placeholder 2" svg:x="0.91667in" svg:y="1.99653in" svg:width="11.5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STAR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INPUT Employees List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INPUT Name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IF Name in Employees list</text:span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<text:s text:c="9"/></text:span><text:span text:style-name="a601" text:class-names="">PRINT “Welcome”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ELSE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07" text:class-names=""><text:s text:c="9"/></text:span><text:span text:style-name="a608" text:class-names="">PRINT</text:span><text:span text:style-name="a609" text:class-names=""><text:s text:c="1"/></text:span><text:span text:style-name="a610" text:class-names="">“Get</text:span><text:span text:style-name="a611" text:class-names=""><text:s text:c="1"/></text:span><text:span text:style-name="a612" text:class-names="">Out”</text:span><text:span text:style-name="a613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6" text:class-names="">STOP</text:span><text:span text:style-name="a617" text:class-names=""/></text:p>
              </text:list-item>
            </text:list>
          </draw:text-box>
          <svg:title/>
          <svg:desc/>
        </draw:frame>
      </draw:page>
      <draw:page draw:name="Slide5" draw:style-name="a621" draw:master-page-name="Master1-Layout2-obj-Title-and-Content" presentation:presentation-page-layout-name="Master1-PPL2" draw:id="Slide-260">
        <draw:custom-shape svg:x="0.28801in" svg:y="0.3638in" svg:width="1.73248in" svg:height="0.86624in" draw:id="id98" draw:style-name="a625" draw:name="Flowchart: Terminator 3">
          <svg:title/>
          <svg:desc/>
          <text:p text:style-name="a624" text:class-names="" text:cond-style-name=""><text:span text:style-name="a622" text:class-names="">START</text:span><text:span text:style-name="a623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width="3.3862in" svg:height="1.65373in" draw:id="id99" draw:style-name="a633" draw:transform="translate(-1.6931in -0.82686in) rotate(-5.94424) translate(1.52971in 2.54318in)" draw:name="Flowchart: Data 4">
          <svg:title/>
          <svg:desc/>
          <text:p text:style-name="a632" text:class-names="" text:cond-style-name=""><text:span text:style-name="a626" text:class-names="">INPUT W = Weight of package to be delivered<text:s text:c="1"/></text:span><text:span text:style-name="a627" text:class-names="">to</text:span><text:span text:style-name="a628" text:class-names=""><text:s text:c="1"/></text:span><text:span text:style-name="a629" text:class-names="">PA</text:span><text:span text:style-name="a630" text:class-names="">U</text:span><text:span text:style-name="a631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width="3.3862in" svg:height="1.65373in" draw:id="id100" draw:style-name="a637" draw:transform="translate(-1.6931in -0.82686in) rotate(-5.94019) translate(1.59631in 4.95148in)" draw:name="Flowchart: Data 5">
          <svg:title/>
          <svg:desc/>
          <text:p text:style-name="a636" text:class-names="" text:cond-style-name=""><text:span text:style-name="a634" text:class-names="">INPUT L = Where you want package to be delivered</text:span><text:span text:style-name="a635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width="2.75621in" svg:height="1.41748in" draw:id="id101" draw:style-name="a641" draw:transform="translate(-1.37811in -0.70874in) rotate(-5.82977) translate(2.00142in 6.74246in)" draw:name="Flowchart: Decision 6">
          <svg:title/>
          <svg:desc/>
          <text:p text:style-name="a640" text:class-names="" text:cond-style-name=""><text:span text:style-name="a638" text:class-names="">IS W &lt; 10</text:span><text:span text:style-name="a639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0.918in" svg:y="1.23003in" svg:width="0.23625in" svg:height="0.70887in" draw:id="id102" draw:style-name="a644" draw:name="Arrow: Down 7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0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98983in" svg:y="3.39032in" svg:width="0.23625in" svg:height="0.85537in" draw:id="id103" draw:style-name="a647" draw:name="Arrow: Down 8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6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.25774in" svg:y="5.86148in" svg:width="0.23625in" svg:height="0.65751in" draw:id="id104" draw:style-name="a650" draw:name="Arrow: Down 9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72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62154in" svg:y="3.19942in" svg:width="2.36247in" svg:height="1.02374in" draw:id="id105" draw:style-name="a654" draw:name="Flowchart: Process 10">
          <svg:title/>
          <svg:desc/>
          <text:p text:style-name="a653" text:class-names="" text:cond-style-name=""><text:span text:style-name="a651" text:class-names="">PRINT “Your charge is for weight #1500”</text:span><text:span text:style-name="a652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66667in" svg:y="4.61911in" svg:width="2.36247in" svg:height="1.02374in" draw:id="id106" draw:style-name="a658" draw:name="Flowchart: Process 11">
          <svg:title/>
          <svg:desc/>
          <text:p text:style-name="a657" text:class-names="" text:cond-style-name=""><text:span text:style-name="a655" text:class-names="">PRINT “Your charge for weight is #2000”</text:span><text:span text:style-name="a656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.8539in" svg:y="5.72112in" svg:width="1.73248in" svg:height="1.81122in" draw:id="id107" draw:style-name="a664" draw:name="Flowchart: Decision 13">
          <svg:title/>
          <svg:desc/>
          <text:p text:style-name="a663" text:class-names="" text:cond-style-name=""><text:span text:style-name="a659" text:class-names="">IS L = “</text:span><text:span text:style-name="a660" text:class-names="">Epe</text:span><text:span text:style-name="a661" text:class-names="">”</text:span><text:span text:style-name="a662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3.62154in" svg:y="0in" svg:width="1.73248in" svg:height="1.81122in" draw:id="id108" draw:style-name="a670" draw:name="Flowchart: Decision 14">
          <svg:title/>
          <svg:desc/>
          <text:p text:style-name="a669" text:class-names="" text:cond-style-name=""><text:span text:style-name="a665" text:class-names="">IS L = “</text:span><text:span text:style-name="a666" text:class-names="">Epe</text:span><text:span text:style-name="a667" text:class-names="">”</text:span><text:span text:style-name="a66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6.62729in" svg:y="6.00541in" svg:width="2.44122in" svg:height="1.18123in" draw:id="id109" draw:style-name="a683" draw:name="Flowchart: Process 15">
          <svg:title/>
          <svg:desc/>
          <text:p text:style-name="a682" text:class-names="" text:cond-style-name=""><text:span text:style-name="a671" text:class-names="">PRINT</text:span><text:span text:style-name="a672" text:class-names=""><text:s text:c="1"/></text:span><text:span text:style-name="a673" text:class-names="">“Your</text:span><text:span text:style-name="a674" text:class-names=""><text:s text:c="1"/></text:span><text:span text:style-name="a675" text:class-names="">charge</text:span><text:span text:style-name="a676" text:class-names=""><text:s text:c="1"/></text:span><text:span text:style-name="a677" text:class-names="">is</text:span><text:span text:style-name="a678" text:class-names=""><text:s text:c="1"/></text:span><text:span text:style-name="a679" text:class-names="">#500</text:span><text:span text:style-name="a680" text:class-names="">0</text:span><text:span text:style-name="a681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6763in" svg:y="0.13455in" svg:width="2.55652in" svg:height="1.60057in" draw:id="id110" draw:style-name="a687" draw:name="Flowchart: Process 16">
          <svg:title/>
          <svg:desc/>
          <text:p text:style-name="a686" text:class-names="" text:cond-style-name=""><text:span text:style-name="a684" text:class-names="">PRINT “Your charge for location is #4000</text:span><text:span text:style-name="a685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36365in" svg:y="0.80848in" svg:width="1.30302in" svg:height="0.19427in" draw:id="id111" draw:style-name="a690" draw:name="Arrow: Right 17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9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34451in" svg:y="1.71429in" svg:width="0.26263in" svg:height="1.4819in" draw:id="id112" draw:style-name="a693" draw:name="Arrow: Down 18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968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13" draw:style-name="a697" draw:name="TextBox 21" svg:x="5.6474in" svg:y="6.09763in" svg:width="0.96891in" svg:height="0.40391in">
          <draw:text-box>
            <text:p text:style-name="a696" text:class-names="" text:cond-style-name=""><text:span text:style-name="a694" text:class-names="">YES</text:span><text:span text:style-name="a695" text:class-names=""/></text:p>
          </draw:text-box>
          <svg:title/>
          <svg:desc/>
        </draw:frame>
        <draw:frame draw:id="id114" draw:style-name="a701" draw:name="TextBox 22" svg:x="4.57786in" svg:y="2.21796in" svg:width="0.92671in" svg:height="0.40391in">
          <draw:text-box>
            <text:p text:style-name="a700" text:class-names="" text:cond-style-name=""><text:span text:style-name="a698" text:class-names="">NO</text:span><text:span text:style-name="a699" text:class-names=""/></text:p>
          </draw:text-box>
          <svg:title/>
          <svg:desc/>
        </draw:frame>
        <draw:custom-shape svg:x="2.86207in" svg:y="6.51101in" svg:width="0.96963in" svg:height="0.24378in" draw:id="id115" draw:style-name="a704" draw:name="Arrow: Right 23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88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6" draw:style-name="a708" draw:name="TextBox 24" svg:x="2.97883in" svg:y="6.6666in" svg:width="1.19252in" svg:height="0.41294in">
          <draw:text-box>
            <text:p text:style-name="a707" text:class-names="" text:cond-style-name=""><text:span text:style-name="a705" text:class-names="">NO</text:span><text:span text:style-name="a706" text:class-names=""/></text:p>
          </draw:text-box>
          <svg:title/>
          <svg:desc/>
        </draw:frame>
        <draw:custom-shape svg:x="5.60418in" svg:y="6.51101in" svg:width="1.02374in" svg:height="0.23145in" draw:id="id117" draw:style-name="a711" draw:name="Arrow: Right 25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15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97883in" svg:y="0.75754in" svg:width="0.53788in" svg:height="5.45385in" draw:id="id118" draw:style-name="a714" draw:name="Arrow: Bent 26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19" draw:style-name="a718" draw:name="TextBox 27" svg:x="3.06592in" svg:y="5.26247in" svg:width="0.96963in" svg:height="0.40391in">
          <draw:text-box>
            <text:p text:style-name="a717" text:class-names="" text:cond-style-name=""><text:span text:style-name="a715" text:class-names="">YES</text:span><text:span text:style-name="a716" text:class-names=""/></text:p>
          </draw:text-box>
          <svg:title/>
          <svg:desc/>
        </draw:frame>
        <draw:custom-shape svg:x="4.57786in" svg:y="4.91047in" svg:width="2.16147in" svg:height="1.02374in" draw:id="id120" draw:style-name="a721" draw:name="Arrow: Bent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21" draw:style-name="a725" draw:name="TextBox 29" svg:x="5.33115in" svg:y="0.43249in" svg:width="0.99766in" svg:height="0.40391in">
          <draw:text-box>
            <text:p text:style-name="a724" text:class-names="" text:cond-style-name=""><text:span text:style-name="a722" text:class-names="">YES</text:span><text:span text:style-name="a723" text:class-names=""/></text:p>
          </draw:text-box>
          <svg:title/>
          <svg:desc/>
        </draw:frame>
        <draw:frame draw:id="id122" draw:style-name="a729" draw:name="TextBox 30" svg:x="5.04121in" svg:y="4.72876in" svg:width="0.98663in" svg:height="0.40391in">
          <draw:text-box>
            <text:p text:style-name="a728" text:class-names="" text:cond-style-name=""><text:span text:style-name="a726" text:class-names="">NO</text:span><text:span text:style-name="a727" text:class-names=""/></text:p>
          </draw:text-box>
          <svg:title/>
          <svg:desc/>
        </draw:frame>
        <draw:custom-shape svg:x="6.01516in" svg:y="3.60337in" svg:width="4.58896in" svg:height="0.19427in" draw:id="id123" draw:style-name="a732" draw:name="Arrow: Right 31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114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8479in" svg:y="3.79764in" svg:width="0.22491in" svg:height="0.82147in" draw:id="id124" draw:style-name="a735" draw:name="Arrow: Up 32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295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0.60411in" svg:y="3.39032in" svg:width="1.96872in" svg:height="0.6272in" draw:id="id125" draw:style-name="a739" draw:name="Flowchart: Terminator 33">
          <svg:title/>
          <svg:desc/>
          <text:p text:style-name="a738" text:class-names="" text:cond-style-name=""><text:span text:style-name="a736" text:class-names="">STOP</text:span><text:span text:style-name="a737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</draw:page>
      <draw:page draw:name="Slide6" draw:style-name="a740" draw:master-page-name="Master1-Layout2-obj-Title-and-Content" presentation:presentation-page-layout-name="Master1-PPL2" draw:id="Slide-261">
        <draw:frame draw:id="id126" presentation:style-name="a744" draw:name="Title 1" svg:x="0.68175in" svg:y="0.03792in" svg:width="11.5in" svg:height="1.44965in" presentation:class="title" presentation:placeholder="false">
          <draw:text-box>
            <text:p text:style-name="a743" text:class-names="" text:cond-style-name=""><text:span text:style-name="a741" text:class-names="">PSEUDOCODE FOR PROJECT 3</text:span><text:span text:style-name="a742" text:class-names=""/></text:p>
          </draw:text-box>
          <svg:title/>
          <svg:desc/>
        </draw:frame>
        <draw:frame draw:id="id127" presentation:style-name="a809" draw:name="Content Placeholder 2" svg:x="0.91667in" svg:y="1.86003in" svg:width="11.5in" svg:height="5.45497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START</text:span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INPUT W</text:span><text:span text:style-name="a749" text:class-names=""><text:s text:c="1"/>=</text:span><text:span text:style-name="a750" text:class-names=""><text:s text:c="1"/>Weight of package delivered to PAU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INPUT L = Where package is to be delivered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IF W &lt; 10</text:span></text:p>
              </text:list-item>
            </text:list>
            <text:list text:style-name="a764">
              <text:list-item>
                <text:p text:style-name="a763" text:class-names="" text:cond-style-name=""><text:span text:style-name="a759" text:class-names=""><text:s text:c="5"/></text:span><text:span text:style-name="a760" text:class-names="">IF L = “</text:span><text:span text:style-name="a761" text:class-names="">Epe</text:span><text:span text:style-name="a762" text:class-names="">”</text:span></text:p>
              </text:list-item>
            </text:list>
            <text:list text:style-name="a769">
              <text:list-item>
                <text:p text:style-name="a768" text:class-names="" text:cond-style-name=""><text:span text:style-name="a765" text:class-names=""><text:s text:c="10"/></text:span><text:span text:style-name="a766" text:class-names="">PRINT “Your charge for location is #4000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5"/>ELSE</text:span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<text:s text:c="11"/></text:span><text:span text:style-name="a774" text:class-names="">PRINT “Your charge is for weight #1500”</text:span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ELSE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1" text:class-names=""><text:s text:c="5"/>IF L = “</text:span><text:span text:style-name="a782" text:class-names="">Epe</text:span><text:span text:style-name="a783" text:class-names="">”</text:span><text:span text:style-name="a784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7" text:class-names=""><text:s text:c="11"/></text:span><text:span text:style-name="a788" text:class-names="">PRINT “Your charge is #5000</text:span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5"/>ELSE</text:span></text:p>
              </text:list-item>
            </text:list>
            <text:list text:style-name="a799">
              <text:list-item>
                <text:p text:style-name="a798" text:class-names="" text:cond-style-name=""><text:span text:style-name="a795" text:class-names=""><text:s text:c="12"/></text:span><text:span text:style-name="a796" text:class-names="">PRINT “Your charge for weight is #2000”</text:span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STOP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7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7" draw:style-name="a810" draw:master-page-name="Master1-Layout2-obj-Title-and-Content" presentation:presentation-page-layout-name="Master1-PPL2" draw:id="Slide-262">
        <draw:custom-shape svg:x="0.36675in" svg:y="0.3638in" svg:width="1.57498in" svg:height="0.78749in" draw:id="id128" draw:style-name="a814" draw:name="Flowchart: Terminator 3">
          <svg:title/>
          <svg:desc/>
          <text:p text:style-name="a813" text:class-names="" text:cond-style-name=""><text:span text:style-name="a811" text:class-names="">START</text:span><text:span text:style-name="a812" text:class-names=""/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2.57172in" svg:y="0.3638in" svg:width="2.28372in" svg:height="1.25998in" draw:id="id129" draw:style-name="a819" draw:name="Flowchart: Data 4">
          <svg:title/>
          <svg:desc/>
          <text:p text:style-name="a818" text:class-names="" text:cond-style-name=""><text:span text:style-name="a815" text:class-names="">INPUT<text:s text:c="1"/></text:span><text:span text:style-name="a816" text:class-names="">Jamb_score</text:span><text:span text:style-name="a817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x="5.48543in" svg:y="0.3638in" svg:width="3.30745in" svg:height="2.20497in" draw:id="id130" draw:style-name="a836" draw:name="Flowchart: Data 5">
          <svg:title/>
          <svg:desc/>
          <text:p text:style-name="a821" text:class-names="" text:cond-style-name=""><text:span text:style-name="a820" text:class-names="">INPUT</text:span></text:p>
          <text:p text:style-name="a824" text:class-names="" text:cond-style-name=""><text:span text:style-name="a822" text:class-names="">Maths</text:span><text:span text:style-name="a823" text:class-names=""><text:s text:c="1"/>score</text:span></text:p>
          <text:p text:style-name="a826" text:class-names="" text:cond-style-name=""><text:span text:style-name="a825" text:class-names="">English Score</text:span></text:p>
          <text:p text:style-name="a828" text:class-names="" text:cond-style-name=""><text:span text:style-name="a827" text:class-names="">Physics score</text:span></text:p>
          <text:p text:style-name="a830" text:class-names="" text:cond-style-name=""><text:span text:style-name="a829" text:class-names="">Chemistry score</text:span></text:p>
          <text:p text:style-name="a835" text:class-names="" text:cond-style-name=""><text:span text:style-name="a831" text:class-names="">Data_Pro</text:span><text:span text:style-name="a832" text:class-names=""><text:s text:c="1"/>scor</text:span><text:span text:style-name="a833" text:class-names="">e</text:span><text:span text:style-name="a834" text:class-names=""/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x="9.50163in" svg:y="0.99379in" svg:width="2.51997in" svg:height="0.86624in" draw:id="id131" draw:style-name="a843" draw:name="Flowchart: Stored Data 6">
          <svg:title/>
          <svg:desc/>
          <text:p text:style-name="a842" text:class-names="" text:cond-style-name=""><text:span text:style-name="a837" text:class-names="">F</text:span><text:span text:style-name="a838" text:class-names=""><text:s text:c="1"/></text:span><text:span text:style-name="a839" text:class-names="">=<text:s text:c="1"/></text:span><text:span text:style-name="a840" text:class-names="">Failing_grades</text:span><text:span text:style-name="a841" text:class-names=""/></text:p>
          <draw:enhanced-geometry xmlns:dr3d="urn:oasis:names:tc:opendocument:xmlns:dr3d:1.0" draw:type="non-primitive" svg:viewBox="0 0 2304256 792088" draw:enhanced-path="M 384043 0 L 2304256 0 A ?f57 ?f58 ?f59 ?f60 2304256 0 ?f54 ?f56  W ?f61 ?f62 ?f63 ?f64 2304256 0 ?f54 ?f56 L 384043 792088 A ?f104 ?f105 ?f106 ?f107 384043 792088 ?f101 ?f103  W ?f108 ?f109 ?f110 ?f111 384043 792088 ?f101 ?f103 Z N" draw:text-areas="?f17 ?f12 ?f16 ?f15" draw:glue-points="?f11 ?f12 ?f13 ?f14 ?f11 ?f15 ?f16 ?f14" draw:glue-point-leaving-directions="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304256"/>
            <draw:equation draw:name="f10" draw:formula="?f6 / 792088"/>
            <draw:equation draw:name="f11" draw:formula="1152128 / ?f9"/>
            <draw:equation draw:name="f12" draw:formula="0 / ?f10"/>
            <draw:equation draw:name="f13" draw:formula="0 / ?f9"/>
            <draw:equation draw:name="f14" draw:formula="396044 / ?f10"/>
            <draw:equation draw:name="f15" draw:formula="792088 / ?f10"/>
            <draw:equation draw:name="f16" draw:formula="1920213 / ?f9"/>
            <draw:equation draw:name="f17" draw:formula="384043 / ?f9"/>
            <draw:equation draw:name="f18" draw:formula="21550000 - -10800000"/>
            <draw:equation draw:name="f19" draw:formula="if(?f18, -10800000, 21550000)"/>
            <draw:equation draw:name="f20" draw:formula="-21550000 - ?f19"/>
            <draw:equation draw:name="f21" draw:formula="if(?f20, -21550000, ?f19)"/>
            <draw:equation draw:name="f22" draw:formula="16200000 + ?f21"/>
            <draw:equation draw:name="f23" draw:formula="16200000 + ?f1"/>
            <draw:equation draw:name="f24" draw:formula="?f23 * ?f8 / ?f0"/>
            <draw:equation draw:name="f25" draw:formula="0 - ?f24"/>
            <draw:equation draw:name="f26" draw:formula="cos(?f25)"/>
            <draw:equation draw:name="f27" draw:formula="0 - ?f26"/>
            <draw:equation draw:name="f28" draw:formula="?f27 * 384043"/>
            <draw:equation draw:name="f29" draw:formula="sin(?f25)"/>
            <draw:equation draw:name="f30" draw:formula="0 - ?f29"/>
            <draw:equation draw:name="f31" draw:formula="?f30 * 396044"/>
            <draw:equation draw:name="f32" draw:formula="sqrt(?f28 * ?f28 + ?f31 * ?f31 + 0 * 0)"/>
            <draw:equation draw:name="f33" draw:formula="384043 * 396044 / ?f32"/>
            <draw:equation draw:name="f34" draw:formula="?f30 * ?f33"/>
            <draw:equation draw:name="f35" draw:formula="2304256 - ?f34"/>
            <draw:equation draw:name="f36" draw:formula="?f27 * ?f33"/>
            <draw:equation draw:name="f37" draw:formula="0 - ?f36"/>
            <draw:equation draw:name="f38" draw:formula="?f35 - 384043"/>
            <draw:equation draw:name="f39" draw:formula="?f37 - 396044"/>
            <draw:equation draw:name="f40" draw:formula="?f35 + 384043"/>
            <draw:equation draw:name="f41" draw:formula="?f37 + 396044"/>
            <draw:equation draw:name="f42" draw:formula="?f22 + ?f1"/>
            <draw:equation draw:name="f43" draw:formula="?f42 * ?f8 / ?f0"/>
            <draw:equation draw:name="f44" draw:formula="0 - ?f43"/>
            <draw:equation draw:name="f45" draw:formula="cos(?f44)"/>
            <draw:equation draw:name="f46" draw:formula="0 - ?f45"/>
            <draw:equation draw:name="f47" draw:formula="?f46 * 384043"/>
            <draw:equation draw:name="f48" draw:formula="sin(?f44)"/>
            <draw:equation draw:name="f49" draw:formula="0 - ?f48"/>
            <draw:equation draw:name="f50" draw:formula="?f49 * 396044"/>
            <draw:equation draw:name="f51" draw:formula="sqrt(?f47 * ?f47 + ?f50 * ?f50 + 0 * 0)"/>
            <draw:equation draw:name="f52" draw:formula="384043 * 396044 / ?f51"/>
            <draw:equation draw:name="f53" draw:formula="?f49 * ?f52"/>
            <draw:equation draw:name="f54" draw:formula="?f35 + ?f53"/>
            <draw:equation draw:name="f55" draw:formula="?f46 * ?f52"/>
            <draw:equation draw:name="f56" draw:formula="?f37 + ?f55"/>
            <draw:equation draw:name="f57" draw:formula="if(?f21, 2304256, ?f38)"/>
            <draw:equation draw:name="f58" draw:formula="if(?f21, 0, ?f39)"/>
            <draw:equation draw:name="f59" draw:formula="if(?f21, 2304256, ?f40)"/>
            <draw:equation draw:name="f60" draw:formula="if(?f21, 0, ?f41)"/>
            <draw:equation draw:name="f61" draw:formula="if(?f21, ?f38, ?f54)"/>
            <draw:equation draw:name="f62" draw:formula="if(?f21, ?f39, ?f56)"/>
            <draw:equation draw:name="f63" draw:formula="if(?f21, ?f40, ?f54)"/>
            <draw:equation draw:name="f64" draw:formula="if(?f21, ?f41, ?f56)"/>
            <draw:equation draw:name="f65" draw:formula="21550000 - 10800000"/>
            <draw:equation draw:name="f66" draw:formula="if(?f65, 10800000, 21550000)"/>
            <draw:equation draw:name="f67" draw:formula="-21550000 - ?f66"/>
            <draw:equation draw:name="f68" draw:formula="if(?f67, -21550000, ?f66)"/>
            <draw:equation draw:name="f69" draw:formula="5400000 + ?f68"/>
            <draw:equation draw:name="f70" draw:formula="5400000 + ?f1"/>
            <draw:equation draw:name="f71" draw:formula="?f70 * ?f8 / ?f0"/>
            <draw:equation draw:name="f72" draw:formula="0 - ?f71"/>
            <draw:equation draw:name="f73" draw:formula="cos(?f72)"/>
            <draw:equation draw:name="f74" draw:formula="0 - ?f73"/>
            <draw:equation draw:name="f75" draw:formula="?f74 * 384043"/>
            <draw:equation draw:name="f76" draw:formula="sin(?f72)"/>
            <draw:equation draw:name="f77" draw:formula="0 - ?f76"/>
            <draw:equation draw:name="f78" draw:formula="?f77 * 396044"/>
            <draw:equation draw:name="f79" draw:formula="sqrt(?f75 * ?f75 + ?f78 * ?f78 + 0 * 0)"/>
            <draw:equation draw:name="f80" draw:formula="384043 * 396044 / ?f79"/>
            <draw:equation draw:name="f81" draw:formula="?f77 * ?f80"/>
            <draw:equation draw:name="f82" draw:formula="384043 - ?f81"/>
            <draw:equation draw:name="f83" draw:formula="?f74 * ?f80"/>
            <draw:equation draw:name="f84" draw:formula="792088 - ?f83"/>
            <draw:equation draw:name="f85" draw:formula="?f82 - 384043"/>
            <draw:equation draw:name="f86" draw:formula="?f84 - 396044"/>
            <draw:equation draw:name="f87" draw:formula="?f82 + 384043"/>
            <draw:equation draw:name="f88" draw:formula="?f84 + 396044"/>
            <draw:equation draw:name="f89" draw:formula="?f69 + ?f1"/>
            <draw:equation draw:name="f90" draw:formula="?f89 * ?f8 / ?f0"/>
            <draw:equation draw:name="f91" draw:formula="0 - ?f90"/>
            <draw:equation draw:name="f92" draw:formula="cos(?f91)"/>
            <draw:equation draw:name="f93" draw:formula="0 - ?f92"/>
            <draw:equation draw:name="f94" draw:formula="?f93 * 384043"/>
            <draw:equation draw:name="f95" draw:formula="sin(?f91)"/>
            <draw:equation draw:name="f96" draw:formula="0 - ?f95"/>
            <draw:equation draw:name="f97" draw:formula="?f96 * 396044"/>
            <draw:equation draw:name="f98" draw:formula="sqrt(?f94 * ?f94 + ?f97 * ?f97 + 0 * 0)"/>
            <draw:equation draw:name="f99" draw:formula="384043 * 396044 / ?f98"/>
            <draw:equation draw:name="f100" draw:formula="?f96 * ?f99"/>
            <draw:equation draw:name="f101" draw:formula="?f82 + ?f100"/>
            <draw:equation draw:name="f102" draw:formula="?f93 * ?f99"/>
            <draw:equation draw:name="f103" draw:formula="?f84 + ?f102"/>
            <draw:equation draw:name="f104" draw:formula="if(?f68, 384043, ?f85)"/>
            <draw:equation draw:name="f105" draw:formula="if(?f68, 792088, ?f86)"/>
            <draw:equation draw:name="f106" draw:formula="if(?f68, 384043, ?f87)"/>
            <draw:equation draw:name="f107" draw:formula="if(?f68, 792088, ?f88)"/>
            <draw:equation draw:name="f108" draw:formula="if(?f68, ?f85, ?f101)"/>
            <draw:equation draw:name="f109" draw:formula="if(?f68, ?f86, ?f103)"/>
            <draw:equation draw:name="f110" draw:formula="if(?f68, ?f87, ?f101)"/>
            <draw:equation draw:name="f111" draw:formula="if(?f68, ?f88, ?f103)"/>
          </draw:enhanced-geometry>
        </draw:custom-shape>
        <draw:custom-shape svg:x="8.35977in" svg:y="2.56877in" svg:width="4.80368in" svg:height="2.75621in" draw:id="id132" draw:style-name="a876" draw:name="Flowchart: Decision 7">
          <svg:title/>
          <svg:desc/>
          <text:p text:style-name="a847" text:class-names="" text:cond-style-name=""><text:span text:style-name="a844" text:class-names="">IF<text:s text:c="1"/></text:span><text:span text:style-name="a845" text:class-names="">Jamb_score</text:span><text:span text:style-name="a846" text:class-names=""><text:s text:c="1"/>&lt; 230</text:span></text:p>
          <text:p text:style-name="a856" text:class-names="" text:cond-style-name=""><text:span text:style-name="a848" text:class-names="">IF</text:span><text:span text:style-name="a849" text:class-names=""><text:s text:c="1"/></text:span><text:span text:style-name="a850" text:class-names="">Maths</text:span><text:span text:style-name="a851" text:class-names=""><text:s text:c="1"/></text:span><text:span text:style-name="a852" text:class-names="">in</text:span><text:span text:style-name="a853" text:class-names=""><text:s text:c="1"/></text:span><text:span text:style-name="a854" text:class-names="">F</text:span><text:span text:style-name="a855" text:class-names=""/></text:p>
          <text:p text:style-name="a858" text:class-names="" text:cond-style-name=""><text:span text:style-name="a857" text:class-names="">IF English in F</text:span></text:p>
          <text:p text:style-name="a867" text:class-names="" text:cond-style-name=""><text:span text:style-name="a859" text:class-names="">IF</text:span><text:span text:style-name="a860" text:class-names=""><text:s text:c="1"/></text:span><text:span text:style-name="a861" text:class-names="">Physics</text:span><text:span text:style-name="a862" text:class-names=""><text:s text:c="1"/></text:span><text:span text:style-name="a863" text:class-names="">in</text:span><text:span text:style-name="a864" text:class-names=""><text:s text:c="1"/></text:span><text:span text:style-name="a865" text:class-names="">F</text:span><text:span text:style-name="a866" text:class-names=""/></text:p>
          <text:p text:style-name="a869" text:class-names="" text:cond-style-name=""><text:span text:style-name="a868" text:class-names="">IF Chemistry in F</text:span></text:p>
          <text:p text:style-name="a875" text:class-names="" text:cond-style-name=""><text:span text:style-name="a870" text:class-names="">IF</text:span><text:span text:style-name="a871" text:class-names=""><text:s text:c="1"/></text:span><text:span text:style-name="a872" text:class-names="">Data_Pro</text:span><text:span text:style-name="a873" text:class-names=""><text:s text:c="1"/>in F</text:span><text:span text:style-name="a874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5.32794in" svg:y="3.19876in" svg:width="2.36247in" svg:height="1.73248in" draw:id="id133" draw:style-name="a880" draw:name="Rectangle 8">
          <svg:title/>
          <svg:desc/>
          <text:p text:style-name="a879" text:class-names="" text:cond-style-name=""><text:span text:style-name="a877" text:class-names="">PRINT "Sorry, Your admission request has been declined"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7007in" svg:y="5.63997in" svg:width="2.36247in" svg:height="1.73248in" draw:id="id134" draw:style-name="a884" draw:name="Rectangle 9">
          <svg:title/>
          <svg:desc/>
          <text:p text:style-name="a883" text:class-names="" text:cond-style-name=""><text:span text:style-name="a881" text:class-names="">PRINT "Congrats, You have been admitted to PAU"</text:span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3in" svg:y="3.5925in" svg:width="2.28372in" svg:height="1.02374in" draw:id="id135" draw:style-name="a887" draw:name="Flowchart: Terminator 10">
          <svg:title/>
          <svg:desc/>
          <text:p text:style-name="a886" text:class-names="" text:cond-style-name=""><text:span text:style-name="a885" text:class-names="">STOP</text:span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type="line" svg:x1="1.94173in" svg:y1="0.75754in" draw:start-shape="id128" draw:start-glue-point="1" svg:x2="2.8001in" svg:y2="0.99379in" draw:end-shape="id129" draw:end-glue-point="5" draw:id="id136" draw:style-name="a889" draw:name="Straight Arrow Connector 14">
          <svg:title/>
          <svg:desc/>
        </draw:connector>
        <draw:connector draw:type="line" svg:x1="4.77669in" svg:y1="0.99379in" svg:x2="5.81618in" svg:y2="1.46628in" draw:end-shape="id130" draw:end-glue-point="5" draw:id="id137" draw:style-name="a891" draw:name="Straight Arrow Connector 16">
          <svg:title/>
          <svg:desc/>
        </draw:connector>
        <draw:connector draw:type="line" svg:x1="8.46214in" svg:y1="1.46628in" draw:start-shape="id130" draw:start-glue-point="7" svg:x2="9.50163in" svg:y2="1.42691in" draw:end-shape="id131" draw:end-glue-point="3" draw:id="id138" draw:style-name="a893" draw:name="Straight Arrow Connector 18">
          <svg:title/>
          <svg:desc/>
        </draw:connector>
        <draw:connector draw:type="line" svg:x1="10.76161in" svg:y1="1.86003in" draw:start-shape="id131" draw:start-glue-point="2" svg:x2="10.76161in" svg:y2="2.56877in" draw:id="id139" draw:style-name="a895" draw:name="Straight Arrow Connector 20">
          <svg:title/>
          <svg:desc/>
        </draw:connector>
        <draw:connector draw:type="line" svg:x1="10.76161in" svg:y1="5.32498in" draw:start-shape="id132" draw:start-glue-point="2" svg:x2="10.8513in" svg:y2="5.63997in" draw:end-shape="id134" draw:end-glue-point="0" draw:id="id140" draw:style-name="a897" draw:name="Straight Arrow Connector 22">
          <svg:title/>
          <svg:desc/>
        </draw:connector>
        <draw:connector draw:type="line" svg:x1="8.48884in" svg:y1="3.9075in" svg:x2="8.53571in" svg:y2="3.92857in" draw:id="id141" draw:style-name="a899" draw:name="Straight Arrow Connector 24">
          <svg:title/>
          <svg:desc/>
        </draw:connector>
        <draw:connector draw:type="line" svg:x1="8.35977in" svg:y1="3.94687in" draw:start-shape="id132" draw:start-glue-point="3" svg:x2="7.6904in" svg:y2="4.065in" draw:end-shape="id133" draw:end-glue-point="1" draw:id="id142" draw:style-name="a901" draw:name="Straight Arrow Connector 26">
          <svg:title/>
          <svg:desc/>
        </draw:connector>
        <draw:connector draw:type="line" svg:x1="5.32794in" svg:y1="4.065in" draw:start-shape="id133" draw:start-glue-point="3" svg:x2="2.88672in" svg:y2="4.10437in" draw:end-shape="id135" draw:end-glue-point="1" draw:id="id143" draw:style-name="a903" draw:name="Straight Arrow Connector 28">
          <svg:title/>
          <svg:desc/>
        </draw:connector>
        <draw:connector draw:type="line" svg:x1="9.68035in" svg:y1="6.39618in" svg:x2="1.95201in" svg:y2="6.39618in" draw:id="id144" draw:style-name="a905" draw:name="Straight Arrow Connector 30">
          <svg:title/>
          <svg:desc/>
        </draw:connector>
        <draw:connector draw:type="line" svg:x1="1.95201in" svg:y1="6.39618in" svg:x2="1.75514in" svg:y2="4.50621in" draw:id="id145" draw:style-name="a907" draw:name="Straight Arrow Connector 32">
          <svg:title/>
          <svg:desc/>
        </draw:connector>
      </draw:page>
      <draw:page draw:name="Slide8" draw:style-name="a908" draw:master-page-name="Master1-Layout2-obj-Title-and-Content" presentation:presentation-page-layout-name="Master1-PPL2" draw:id="Slide-263">
        <draw:frame draw:id="id146" presentation:style-name="a912" draw:name="Title 1" svg:x="0.91667in" svg:y="0.39931in" svg:width="11.5in" svg:height="1.44965in" presentation:class="title" presentation:placeholder="false">
          <draw:text-box>
            <text:p text:style-name="a911" text:class-names="" text:cond-style-name=""><text:span text:style-name="a909" text:class-names="">PSEUDOCODE FOR PROJECT 4</text:span><text:span text:style-name="a910" text:class-names=""/></text:p>
          </draw:text-box>
          <svg:title/>
          <svg:desc/>
        </draw:frame>
        <draw:frame draw:id="id147" presentation:style-name="a982" draw:name="Content Placeholder 2" svg:x="0.91667in" svg:y="1.62378in" svg:width="11.5in" svg:height="5.13143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START</text:span></text:p>
              </text:list-item>
            </text:list>
            <text:list text:style-name="a920">
              <text:list-item>
                <text:p text:style-name="a919" text:class-names="" text:cond-style-name=""><text:span text:style-name="a916" text:class-names="">INPUT<text:s text:c="1"/></text:span><text:span text:style-name="a917" text:class-names="">Jamb_score</text:span><text:span text:style-name="a918" text:class-names="">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1" text:class-names="">INPUT<text:s text:c="1"/></text:span><text:span text:style-name="a922" text:class-names="">Maths</text:span><text:span text:style-name="a923" text:class-names=""><text:s text:c="1"/>score, English Score, Physics score, Chemistry score,<text:s text:c="1"/></text:span><text:span text:style-name="a924" text:class-names="">Data_Pro</text:span><text:span text:style-name="a925" text:class-names=""><text:s text:c="1"/>score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INPUT F = all failing grades</text:span></text:p>
              </text:list-item>
            </text:list>
            <text:list text:style-name="a935">
              <text:list-item>
                <text:p text:style-name="a934" text:class-names="" text:cond-style-name=""><text:span text:style-name="a931" text:class-names="">IF<text:s text:c="1"/></text:span><text:span text:style-name="a932" text:class-names="">Jamb_score</text:span><text:span text:style-name="a933" text:class-names=""><text:s text:c="1"/>&lt; 230</text:span></text:p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<text:s text:c="8"/></text:span><text:span text:style-name="a937" text:class-names="">Maths</text:span><text:span text:style-name="a938" text:class-names=""><text:s text:c="1"/>in F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8"/>English in F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8"/>Physics in F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8"/>Chemistry in F</text:span></text:p>
              </text:list-item>
            </text:list>
            <text:list text:style-name="a954">
              <text:list-item>
                <text:p text:style-name="a953" text:class-names="" text:cond-style-name=""><text:span text:style-name="a950" text:class-names=""><text:s text:c="8"/></text:span><text:span text:style-name="a951" text:class-names="">Data_Pro</text:span><text:span text:style-name="a952" text:class-names=""><text:s text:c="1"/>in F</text:span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<text:s text:c="1"/></text:span><text:span text:style-name="a956" text:class-names=""><text:s text:c="20"/>PRINT "Sorry, Your admission request has been declined“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ELS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<text:s text:c="1"/></text:span><text:span text:style-name="a963" text:class-names=""><text:s text:c="11"/>PRINT "Congrats, You have been admitted to PAU“</text:span></text:p>
              </text:list-item>
            </text:list>
            <text:list text:style-name="a969">
              <text:list-item>
                <text:p text:style-name="a968" text:class-names="" text:cond-style-name=""><text:span text:style-name="a966" text:class-names="">STOP</text:span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92" svg:viewBox="0 0 20 30" svg:d="m10 0-10 30h20z"/>
    <draw:marker draw:name="a888" svg:viewBox="0 0 20 30" svg:d="m10 0-10 30h20z"/>
    <draw:marker draw:name="a902" svg:viewBox="0 0 20 30" svg:d="m10 0-10 30h20z"/>
    <draw:marker draw:name="a894" svg:viewBox="0 0 20 30" svg:d="m10 0-10 30h20z"/>
    <draw:marker draw:name="a904" svg:viewBox="0 0 20 30" svg:d="m10 0-10 30h20z"/>
    <draw:marker draw:name="a896" svg:viewBox="0 0 20 30" svg:d="m10 0-10 30h20z"/>
    <draw:marker draw:name="a890" svg:viewBox="0 0 20 30" svg:d="m10 0-10 30h20z"/>
    <draw:marker draw:name="a906" svg:viewBox="0 0 20 30" svg:d="m10 0-10 30h20z"/>
    <draw:marker draw:name="a898" svg:viewBox="0 0 20 30" svg:d="m10 0-10 30h20z"/>
    <draw:marker draw:name="a90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estimony Akinlabi</meta:initial-creator>
    <dc:creator>Testimony Akinlabi</dc:creator>
    <meta:creation-date>2022-03-31T14:21:12Z</meta:creation-date>
    <dc:date>2022-03-31T16:11:29Z</dc:date>
    <meta:editing-cycles>9</meta:editing-cycles>
    <meta:editing-duration>PT6617S</meta:editing-duration>
    <meta:document-statistic meta:paragraph-count="103" meta:word-count="434"/>
  </office:meta>
</office:document-meta>
</file>